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7.9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0000" fo:border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d62e4e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d62e4e" fo:border="0.06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Endereço</text:p>
          </table:table-cell>
          <table:table-cell table:style-name="ce1" office:value-type="string" calcext:value-type="string">
            <text:p>Blocos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number-columns-spanned="1" table:number-rows-spanned="25"/>
          <table:table-cell table:style-name="ce8" office:value-type="string" calcext:value-type="string">
            <text:p>aparelho[0].nome</text:p>
          </table:table-cell>
          <table:table-cell table:style-name="ce8" office:value-type="string" calcext:value-type="string">
            <text:p>struct ELETRODOMESTICOS[5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/>
          <table:table-cell table:style-name="ce8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covered-table-cell/>
          <table:table-cell table:style-name="ce8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covered-table-cell/>
          <table:table-cell table:style-name="ce8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covered-table-cell/>
          <table:table-cell table:style-name="ce8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covered-table-cell/>
          <table:table-cell table:style-name="ce8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 table:style-name="ce8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covered-table-cell/>
          <table:table-cell table:style-name="ce8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 table:style-name="ce8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covered-table-cell/>
          <table:table-cell table:style-name="ce8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covered-table-cell/>
          <table:table-cell table:style-name="ce8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covered-table-cell/>
          <table:table-cell table:style-name="ce8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covered-table-cell/>
          <table:table-cell table:style-name="ce8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 table:style-name="ce8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covered-table-cell/>
          <table:table-cell table:style-name="ce8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covered-table-cell/>
          <table:table-cell table:style-name="ce8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covered-table-cell/>
          <table:table-cell table:style-name="ce8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table:number-columns-spanned="1" table:number-rows-spanned="8"/>
          <table:table-cell table:style-name="ce8" office:value-type="string" calcext:value-type="string">
            <text:p>aparelho[0].potenci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covered-table-cell table:style-name="ce5"/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covered-table-cell table:style-name="ce5"/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covered-table-cell table:style-name="ce5"/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covered-table-cell table:style-name="ce5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covered-table-cell table:style-name="ce5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covered-table-cell table:style-name="ce5"/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covered-table-cell table:style-name="ce5"/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table:number-columns-spanned="1" table:number-rows-spanned="8"/>
          <table:table-cell table:style-name="ce8" office:value-type="string" calcext:value-type="string">
            <text:p>aparelho[0].tempo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covered-table-cell table:style-name="ce7"/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covered-table-cell table:style-name="ce7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covered-table-cell table:style-name="ce7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covered-table-cell table:style-name="ce7"/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covered-table-cell table:style-name="ce7"/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covered-table-cell table:style-name="ce7"/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covered-table-cell table:style-name="ce7"/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/>
          <table:table-cell table:number-columns-repeated="2"/>
        </table:table-row>
        <table:table-row table:style-name="ro1" table:number-rows-repeated="12"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17:58:53.697383673</meta:creation-date>
    <dc:date>2021-03-25T18:05:53.049719634</dc:date>
    <meta:editing-duration>PT7M</meta:editing-duration>
    <meta:editing-cycles>1</meta:editing-cycles>
    <meta:document-statistic meta:table-count="1" meta:cell-count="58" meta:object-count="0"/>
    <meta:generator>LibreOffice/6.4.6.2$Linux_X86_64 LibreOffice_project/40$Build-2</meta:generator>
  </office:meta>
</office:document-meta>
</file>